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l" fo:country="GR" officeooo:rsid="001f613b" officeooo:paragraph-rsid="001f613b"/>
    </style:style>
    <style:style style:name="P2" style:family="paragraph" style:parent-style-name="Standard">
      <style:text-properties fo:language="el" fo:country="GR" officeooo:rsid="001f613b" officeooo:paragraph-rsid="001f613b"/>
    </style:style>
    <style:style style:name="T1" style:family="text">
      <style:text-properties officeooo:rsid="00237db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STEM PROGRAMMING PROJECT <text:span text:style-name="T1">2</text:span></text:p>
      <text:p text:style-name="P1">ΧΙΟΝΙΔΗΣ ΑΛΕΞΑΝΔΡΟΣ</text:p>
      <text:p text:style-name="P1">1115201400226</text:p>
      <text:p text:style-name="P1"/>
      <text:p text:style-name="P1"><text:tab/><text:span text:style-name="T1">Το script χρησιμοποιεί δημιουργεί όπως ζητείται φάκελο input, υποφακέλους και αρχεία μέσα σε αυτά με ημερομηνίες για τίτλο και τυχαίες εγγραφές ως σώμα. Τα ονόματα τα παίρνω τυχαία από δύο στατικούς πίνακες με ονόματα μέσα στο script και το recordid είναι μοναδικός αύξων αριθμός. Οι εγγραφές παράγουν με 5% τυχαιότητα EXIT εγγραφή, η οποία όμως δε θα έχει ίδιο recordid με κάποια ENTER.</text:span></text:p>
      <text:p text:style-name="P1"><text:tab/><text:span text:style-name="T1">Η εφαρμογή diseaseAggregator έχει υλοποιηθεί σε σημαντικό βαθμό. Δεν έχει υλοποιηθεί όμως, η εντολή που ζητάει topk-ageRanges και δε χρησιμοποιείται η παράμετρος buffersize για τα I/O στα pipes (Χρησιμοποιώ στάνταρ 512 buffersize). Αρχικά η εφαρμογή δημιουργεί numWorkers παιδιά και αναθέτει ομοιόμορφα κάποια subdirectories του input να επεξεργαστούν. Οι workers διαβάζουν τα αρχεία και έχουν 10 λίστες (1 για κάθε disease), για κάθε φάκελο χώρα, όπου προσθέτουν τις εγγραφές όλων των αρχείων του φακέλου. Στη συνέχεια στέλνουν στον πατέρα τα ζητούμενα summary statistics. Η όλη επικοινωνία συντονίζεται με key-words (“DONE”, “OK” κλπ) ανάμεσα στον πατέρα και τα παιδιά ώστε να ακολουθήσει ένα μήνυμα ή να ενημερώσει για το τέλος μίας διαδικασίας. Κάθε εντολή που δίνεται από το χρήστη, στέλνεται μέσω pipe στον/στους worker και κατόπιν ανατροφοδοτεί με αποτελέσματα τα οποία τυπώνει ο πατέρας. Στην περίπτωση που έχουμε /exit εντολή, ο πατέρας ενημερώνει το παιδιά να αδειάσει την όποια δεσμευμένη μνήμη και να του στείλει τα απαραίτητα στατιστικά για το log_file και κατόπιν στέλνει SIGKILL στα παιδιά και γράφει στο αρχείο log_file.xxx τα ζητούμενα πριν τερματίσει κι ο ίδιος. Τα σήματα SIGINT κ SIGQUIT στον πατέρα γίνονται handle όμοια με την εντολή /exit και το σήμα SIGUSR1 στο παιδί έχει υλοποιηθεί (στέλνει και στον πατέρα για συντονισμό, άρα έχω και στον πατέρα handler), αλλά δεν το έχω τεστάρει γιατί δεν βρήκα πώς να στείλω το ανάλογο σήμα.</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9T17:06:27.005355422</meta:creation-date>
    <dc:date>2020-06-03T17:22:32.677014084</dc:date>
    <meta:editing-duration>PT16M8S</meta:editing-duration>
    <meta:editing-cycles>4</meta:editing-cycles>
    <meta:generator>LibreOffice/6.0.7.3$Linux_X86_64 LibreOffice_project/00m0$Build-3</meta:generator>
    <meta:document-statistic meta:table-count="0" meta:image-count="0" meta:object-count="0" meta:page-count="1" meta:paragraph-count="5" meta:word-count="295" meta:character-count="1903" meta:non-whitespace-character-count="1611"/>
  </office:meta>
</office:document-meta>
</file>